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4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EVILLANO QUISPE, JUAN JOSE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5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EVILLANO QUISPE, JUAN JOS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>PAVO BLANCO</text:p>
          </table:table-cell>
          <table:table-cell table:style-name="Tabla1.B11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2290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4T22:26:1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